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WenQuanYi Micro Hei" style:font-name-complex="Lohit Devanagari"/>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number-columns-repeated="1024"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table-cell office:value-type="string" calcext:value-type="string">
            <text:p>Ojek Online dan Angkot di Bandung akan Bentrok Hari Ini, Benarkah?</text:p>
          </table:table-cell>
          <table:table-cell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calcext:value-type="string">
            <text:p>hoax</text:p>
          </table:table-cell>
          <table:table-cell office:value-type="string" calcext:value-type="string">
            <text:p><text:a xlink:href="https://news.detik.com/berita/d-3679099/ojek-online-dan-angkot-di-bandung-akan-bentrok-hari-ini-benarkah?_ga=2.210064336.459255216.1511882605-1244504564.1509511913" xlink:type="simple">https://news.detik.com/berita/d-3679099/ojek-online-dan-angkot-di-bandung-akan-bentrok-hari-ini-benarkah?_ga=2.210064336.459255216.1511882605-1244504564.1509511913</text:a></text:p>
          </table:table-cell>
          <table:table-cell table:number-columns-repeated="1020"/>
        </table:table-row>
        <table:table-row table:style-name="ro1">
          <table:table-cell office:value-type="string" calcext:value-type="string">
            <text:p>Mobil Milik Pria yang Berkelahi dengan TNI Terbakar, Benarkah?</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210064336.459255216.1511882605-1244504564.1509511913" xlink:type="simple">https://news.detik.com/berita/d-3684323/mobil-milik-pria-yang-berkelahi-dengan-tni-terbakar-benarkah?_ga=2.210064336.459255216.1511882605-1244504564.1509511913</text:a></text:p>
          </table:table-cell>
          <table:table-cell table:number-columns-repeated="1020"/>
        </table:table-row>
        <table:table-row table:style-name="ro1">
          <table:table-cell office:value-type="string" calcext:value-type="string">
            <text:p>Ada Broadcast Bom Meledak di Masjidil Haram, Serius?</text:p>
          </table:table-cell>
          <table:table-cell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calcext:value-type="string">
            <text:p>hoax</text:p>
          </table:table-cell>
          <table:table-cell office:value-type="string" calcext:value-type="string">
            <text:p><text:a xlink:href="https://news.detik.com/berita/d-3665918/ada-broadcast-bom-meledak-di-masjidil-haram-serius?_ga=2.216947795.459255216.1511882605-1244504564.1509511913" xlink:type="simple">https://news.detik.com/berita/d-3665918/ada-broadcast-bom-meledak-di-masjidil-haram-serius?_ga=2.216947795.459255216.1511882605-1244504564.1509511913</text:a></text:p>
          </table:table-cell>
          <table:table-cell table:number-columns-repeated="1020"/>
        </table:table-row>
        <table:table-row table:style-name="ro1">
          <table:table-cell office:value-type="string" calcext:value-type="string">
            <text:p>Ramai Broadcast Tawuran 2 Kelompok di Cililitan, Begini Faktanya</text:p>
          </table:table-cell>
          <table:table-cell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calcext:value-type="string">
            <text:p>hoax</text:p>
          </table:table-cell>
          <table:table-cell office:value-type="string" calcext:value-type="string">
            <text:p><text:a xlink:href="https://news.detik.com/berita/d-3667221/ramai-broadcast-tawuran-2-kelompok-di-cililitan-begini-faktanya?_ga=2.216947795.459255216.1511882605-1244504564.1509511913" xlink:type="simple">https://news.detik.com/berita/d-3667221/ramai-broadcast-tawuran-2-kelompok-di-cililitan-begini-faktanya?_ga=2.216947795.459255216.1511882605-1244504564.1509511913</text:a></text:p>
          </table:table-cell>
          <table:table-cell table:number-columns-repeated="1020"/>
        </table:table-row>
        <table:table-row table:style-name="ro1">
          <table:table-cell office:value-type="string" calcext:value-type="string">
            <text:p>Beredar Broadcast CCTV di Jaksel Bisa Jadi Dasar Tilang, Benarkah?</text:p>
          </table:table-cell>
          <table:table-cell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office:value-type="string" calcext:value-type="string">
            <text:p>hoax</text:p>
          </table:table-cell>
          <table:table-cell office:value-type="string" calcext:value-type="string">
            <text:p><text:a xlink:href="https://news.detik.com/berita/d-3649471/beredar-broadcast-cctv-di-jaksel-bisa-jadi-dasar-tilang-benarkah/3" xlink:type="simple">https://news.detik.com/berita/d-3649471/beredar-broadcast-cctv-di-jaksel-bisa-jadi-dasar-tilang-benarkah/3</text:a></text:p>
          </table:table-cell>
          <table:table-cell table:number-columns-repeated="1020"/>
        </table:table-row>
        <table:table-row table:style-name="ro1">
          <table:table-cell office:value-type="string" calcext:value-type="string">
            <text:p>Ada Broadcast Tilang E-CCTV akan Diterapkan di Depok, Benarkah?</text:p>
          </table:table-cell>
          <table:table-cell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calcext:value-type="string">
            <text:p>hoax</text:p>
          </table:table-cell>
          <table:table-cell office:value-type="string" calcext:value-type="string">
            <text:p><text:a xlink:href="https://news.detik.com/berita/d-3637749/ada-broadcast-tilang-e-cctv-akan-diterapkan-di-depok-benarkah?_ga=2.216947795.459255216.1511882605-1244504564.1509511913" xlink:type="simple">https://news.detik.com/berita/d-3637749/ada-broadcast-tilang-e-cctv-akan-diterapkan-di-depok-benarkah?_ga=2.216947795.459255216.1511882605-1244504564.1509511913</text:a></text:p>
          </table:table-cell>
          <table:table-cell table:number-columns-repeated="1020"/>
        </table:table-row>
        <table:table-row table:style-name="ro1">
          <table:table-cell office:value-type="string" calcext:value-type="string">
            <text:p>Beredar Kabar Bendungan Katulampa Jebol, BPBD DKI: Itu Hoax</text:p>
          </table:table-cell>
          <table:table-cell office:value-type="string" calcext:value-type="string">
            <text:p>Jakarta - 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calcext:value-type="string">
            <text:p>hoax</text:p>
          </table:table-cell>
          <table:table-cell office:value-type="string" calcext:value-type="string">
            <text:p><text:a xlink:href="https://news.detik.com/berita/d-3736531/beredar-kabar-bendungan-katulampa-jebol-bpbd-dki-itu-hoax?_ga=2.112079809.459255216.1511882605-1244504564.1509511913" xlink:type="simple">https://news.detik.com/berita/d-3736531/beredar-kabar-bendungan-katulampa-jebol-bpbd-dki-itu-hoax?_ga=2.112079809.459255216.1511882605-1244504564.1509511913</text:a></text:p>
          </table:table-cell>
          <table:table-cell table:number-columns-repeated="1020"/>
        </table:table-row>
        <table:table-row table:style-name="ro1">
          <table:table-cell office:value-type="string" calcext:value-type="string">
            <text:p>Heboh Kabar Makam Berdarah di Balikpapan, Ini Faktanya</text:p>
          </table:table-cell>
          <table:table-cell office:value-type="string" calcext:value-type="string">
            <text:p>Jakarta - 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office:value-type="string" calcext:value-type="string">
            <text:p>hoax</text:p>
          </table:table-cell>
          <table:table-cell office:value-type="string" calcext:value-type="string">
            <text:p><text:a xlink:href="https://news.detik.com/berita/d-3675977/heboh-kabar-makam-berdarah-di-balikpapan-ini-faktanya?_ga=2.52262892.459255216.1511882605-1244504564.1509511913" xlink:type="simple">https://news.detik.com/berita/d-3675977/heboh-kabar-makam-berdarah-di-balikpapan-ini-faktanya?_ga=2.52262892.459255216.1511882605-1244504564.1509511913</text:a></text:p>
          </table:table-cell>
          <table:table-cell table:number-columns-repeated="1020"/>
        </table:table-row>
        <table:table-row table:style-name="ro1">
          <table:table-cell office:value-type="string" calcext:value-type="string">
            <text:p>Ramai Bocah Sebatang Kara Huni Gubuk Reyot di Karawang, Masa Sih?</text:p>
          </table:table-cell>
          <table:table-cell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calcext:value-type="string">
            <text:p>hoax</text:p>
          </table:table-cell>
          <table:table-cell office:value-type="string" calcext:value-type="string">
            <text:p><text:a xlink:href="https://news.detik.com/berita/d-3575096/ramai-bocah-sebatang-kara-huni-gubuk-reyot-di-karawang-masa-sih?_ga=2.217412563.459255216.1511882605-1244504564" xlink:type="simple">https://news.detik.com/berita/d-3575096/ramai-bocah-sebatang-kara-huni-gubuk-reyot-di-karawang-masa-sih?_ga=2.217412563.459255216.1511882605-1244504564</text:a>.1509511913</text:p>
          </table:table-cell>
          <table:table-cell table:number-columns-repeated="1020"/>
        </table:table-row>
        <table:table-row table:style-name="ro1">
          <table:table-cell office:value-type="string" calcext:value-type="string">
            <text:p>Tentang Postingan di Medsos PT DI Dijual ke China</text:p>
          </table:table-cell>
          <table:table-cell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calcext:value-type="string">
            <text:p>hoax</text:p>
          </table:table-cell>
          <table:table-cell office:value-type="string" calcext:value-type="string">
            <text:p><text:a xlink:href="https://news.detik.com/berita/d-3487497/tentang-postingan-di-medsos-pt-di-dijual-ke-china?_ga=2.20397693.459255216.1511882605-1244504564.1509511913" xlink:type="simple">https://news.detik.com/berita/d-3487497/tentang-postingan-di-medsos-pt-di-dijual-ke-china?_ga=2.20397693.459255216.1511882605-1244504564.1509511913</text:a></text:p>
          </table:table-cell>
          <table:table-cell table:number-columns-repeated="1020"/>
        </table:table-row>
        <table:table-row table:style-name="ro1">
          <table:table-cell office:value-type="string" calcext:value-type="string">
            <text:p>Broadcast Hoax Polisi Minta Karangan Bunga Dikirim ke Mabes Polri</text:p>
          </table:table-cell>
          <table:table-cell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calcext:value-type="string">
            <text:p>hoax</text:p>
          </table:table-cell>
          <table:table-cell office:value-type="string" calcext:value-type="string">
            <text:p><text:a xlink:href="https://news.detik.com/berita/d-3491654/broadcast-hoax-polisi-minta-karangan-bunga-dikirim-ke-mabes-polri?_ga=2.20397693.459255216.1511882605-1244504564.1509511913" xlink:type="simple">https://news.detik.com/berita/d-3491654/broadcast-hoax-polisi-minta-karangan-bunga-dikirim-ke-mabes-polri?_ga=2.20397693.459255216.1511882605-1244504564.1509511913</text:a></text:p>
          </table:table-cell>
          <table:table-cell table:number-columns-repeated="1020"/>
        </table:table-row>
        <table:table-row table:style-name="ro1">
          <table:table-cell table:style-name="Default" office:value-type="string" calcext:value-type="string">
            <text:p>Admin @setkabgoid Diganti karena Salah Kutip Pernyataan Jokowi</text:p>
          </table:table-cell>
          <table:table-cell office:value-type="string" calcext:value-type="string">
            <text:p>Jakarta - 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office:value-type="string" calcext:value-type="string">
            <text:p>fact</text:p>
          </table:table-cell>
          <table:table-cell table:style-name="Default" office:value-type="string" calcext:value-type="string">
            <text:p>https://news.detik.com/berita/d-3747362/admin-setkabgoid-diganti-karena-salah-kutip-pernyataan-jokowi</text:p>
          </table:table-cell>
          <table:table-cell table:number-columns-repeated="1020"/>
        </table:table-row>
        <table:table-row table:style-name="ro1">
          <table:table-cell table:style-name="ce2" office:value-type="string" calcext:value-type="string">
            <text:p>Basarnas 'Angkut' 52 Warga Gunung Agung yang Ogah Dievakuasi</text:p>
          </table:table-cell>
          <table:table-cell office:value-type="string" calcext:value-type="string">
            <text:p>Jakarta - 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office:value-type="string" calcext:value-type="string">
            <text:p>fact</text:p>
          </table:table-cell>
          <table:table-cell table:style-name="Default" office:value-type="string" calcext:value-type="string">
            <text:p>https://news.detik.com/berita/d-3747340/basarnas-angkut-52-warga-gunung-agung-yang-ogah-dievakuasi</text:p>
          </table:table-cell>
          <table:table-cell table:number-columns-repeated="1020"/>
        </table:table-row>
        <table:table-row table:style-name="ro1">
          <table:table-cell table:style-name="Default" office:value-type="string" calcext:value-type="string">
            <text:p>Sisir Zona Rawan Gunung Agung| TNI Temukan Warga yang Bertahan</text:p>
          </table:table-cell>
          <table:table-cell office:value-type="string" calcext:value-type="string">
            <text:p>Karangasem - 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office:value-type="string" calcext:value-type="string">
            <text:p>fact</text:p>
          </table:table-cell>
          <table:table-cell table:style-name="Default" office:value-type="string" calcext:value-type="string">
            <text:p>https://news.detik.com/berita/d-3747353/sisir-zona-rawan-gunung-agung-tni-temukan-warga-yang-bertahan</text:p>
          </table:table-cell>
          <table:table-cell table:number-columns-repeated="1020"/>
        </table:table-row>
        <table:table-row table:style-name="ro1">
          <table:table-cell table:style-name="Default" office:value-type="string" calcext:value-type="string">
            <text:p>Airlangga Jadi Caketum Golkar| Seskab: Presiden Tak akan Intervensi</text:p>
          </table:table-cell>
          <table:table-cell office:value-type="string" calcext:value-type="string">
            <text:p>Jakarta - 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office:value-type="string" calcext:value-type="string">
            <text:p>fact</text:p>
          </table:table-cell>
          <table:table-cell table:style-name="Default" office:value-type="string" calcext:value-type="string">
            <text:p>https://news.detik.com/berita/d-3747364/airlangga-jadi-caketum-golkar-seskab-presiden-tak-akan-intervensi</text:p>
          </table:table-cell>
          <table:table-cell table:number-columns-repeated="1020"/>
        </table:table-row>
        <table:table-row table:style-name="ro1">
          <table:table-cell table:style-name="Default" office:value-type="string" calcext:value-type="string">
            <text:p>Ahmad Dhani Jadi Tersangka| Pengacara: Harusnya Dapat Perlindungan</text:p>
          </table:table-cell>
          <table:table-cell office:value-type="string" calcext:value-type="string">
            <text:p>Jakarta - 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office:value-type="string" calcext:value-type="string">
            <text:p>fact</text:p>
          </table:table-cell>
          <table:table-cell table:style-name="Default" office:value-type="string" calcext:value-type="string">
            <text:p>https://news.detik.com/berita/d-3747352/ahmad-dhani-jadi-tersangka-pengacara-harusnya-dapat-perlindungan</text:p>
          </table:table-cell>
          <table:table-cell table:number-columns-repeated="1020"/>
        </table:table-row>
        <table:table-row table:style-name="ro1">
          <table:table-cell table:style-name="Default" office:value-type="string" calcext:value-type="string">
            <text:p>Sandiaga Tugaskan Kepala BPKD DKI Atur Pertemuan dengan BPK</text:p>
          </table:table-cell>
          <table:table-cell office:value-type="string" calcext:value-type="string">
            <text:p>Jakarta - 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office:value-type="string" calcext:value-type="string">
            <text:p>fact</text:p>
          </table:table-cell>
          <table:table-cell table:style-name="Default" office:value-type="string" calcext:value-type="string">
            <text:p>https://news.detik.com/berita/d-3747341/sandiaga-tugaskan-kepala-bpkd-dki-atur-pertemuan-dengan-bpk</text:p>
          </table:table-cell>
          <table:table-cell table:number-columns-repeated="1020"/>
        </table:table-row>
        <table:table-row table:style-name="ro1" table:number-rows-repeated="119">
          <table:table-cell table:number-columns-repeated="1024"/>
        </table:table-row>
        <table:table-row table:style-name="ro1">
          <table:table-cell table:style-name="Default" table:number-columns-repeated="4"/>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9">00/00/0000</text:date>, <text:time style:data-style-name="N2" text:time-value="14:24:37.7083388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1:52:54.609422731</meta:creation-date>
    <dc:date>2017-11-29T14:27:48.192165959</dc:date>
    <meta:editing-duration>PT2H28M20S</meta:editing-duration>
    <meta:editing-cycles>14</meta:editing-cycles>
    <meta:generator>LibreOffice/5.1.6.2$Linux_X86_64 LibreOffice_project/10m0$Build-2</meta:generator>
    <meta:document-statistic meta:table-count="1" meta:cell-count="130" meta:object-count="1"/>
  </office:meta>
</office:document-meta>
</file>